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T1Y2019.B17001_data_with_overlays_2020-09-17T11493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_001E</text:p>
          </table:table-cell>
          <table:table-cell office:value-type="string" calcext:value-type="string">
            <text:p>B17001_001M</text:p>
          </table:table-cell>
          <table:table-cell office:value-type="string" calcext:value-type="string">
            <text:p>B17001_002E</text:p>
          </table:table-cell>
          <table:table-cell office:value-type="string" calcext:value-type="string">
            <text:p>B17001_002M</text:p>
          </table:table-cell>
          <table:table-cell office:value-type="string" calcext:value-type="string">
            <text:p>B17001_003E</text:p>
          </table:table-cell>
          <table:table-cell office:value-type="string" calcext:value-type="string">
            <text:p>B17001_003M</text:p>
          </table:table-cell>
          <table:table-cell office:value-type="string" calcext:value-type="string">
            <text:p>B17001_004E</text:p>
          </table:table-cell>
          <table:table-cell office:value-type="string" calcext:value-type="string">
            <text:p>B17001_004M</text:p>
          </table:table-cell>
          <table:table-cell office:value-type="string" calcext:value-type="string">
            <text:p>B17001_005E</text:p>
          </table:table-cell>
          <table:table-cell office:value-type="string" calcext:value-type="string">
            <text:p>B17001_005M</text:p>
          </table:table-cell>
          <table:table-cell office:value-type="string" calcext:value-type="string">
            <text:p>B17001_006E</text:p>
          </table:table-cell>
          <table:table-cell office:value-type="string" calcext:value-type="string">
            <text:p>B17001_006M</text:p>
          </table:table-cell>
          <table:table-cell office:value-type="string" calcext:value-type="string">
            <text:p>B17001_007E</text:p>
          </table:table-cell>
          <table:table-cell office:value-type="string" calcext:value-type="string">
            <text:p>B17001_007M</text:p>
          </table:table-cell>
          <table:table-cell office:value-type="string" calcext:value-type="string">
            <text:p>B17001_008E</text:p>
          </table:table-cell>
          <table:table-cell office:value-type="string" calcext:value-type="string">
            <text:p>B17001_008M</text:p>
          </table:table-cell>
          <table:table-cell office:value-type="string" calcext:value-type="string">
            <text:p>B17001_009E</text:p>
          </table:table-cell>
          <table:table-cell office:value-type="string" calcext:value-type="string">
            <text:p>B17001_009M</text:p>
          </table:table-cell>
          <table:table-cell office:value-type="string" calcext:value-type="string">
            <text:p>B17001_010E</text:p>
          </table:table-cell>
          <table:table-cell office:value-type="string" calcext:value-type="string">
            <text:p>B17001_010M</text:p>
          </table:table-cell>
          <table:table-cell office:value-type="string" calcext:value-type="string">
            <text:p>B17001_011E</text:p>
          </table:table-cell>
          <table:table-cell office:value-type="string" calcext:value-type="string">
            <text:p>B17001_011M</text:p>
          </table:table-cell>
          <table:table-cell office:value-type="string" calcext:value-type="string">
            <text:p>B17001_012E</text:p>
          </table:table-cell>
          <table:table-cell office:value-type="string" calcext:value-type="string">
            <text:p>B17001_012M</text:p>
          </table:table-cell>
          <table:table-cell office:value-type="string" calcext:value-type="string">
            <text:p>B17001_013E</text:p>
          </table:table-cell>
          <table:table-cell office:value-type="string" calcext:value-type="string">
            <text:p>B17001_013M</text:p>
          </table:table-cell>
          <table:table-cell office:value-type="string" calcext:value-type="string">
            <text:p>B17001_014E</text:p>
          </table:table-cell>
          <table:table-cell office:value-type="string" calcext:value-type="string">
            <text:p>B17001_014M</text:p>
          </table:table-cell>
          <table:table-cell office:value-type="string" calcext:value-type="string">
            <text:p>B17001_015E</text:p>
          </table:table-cell>
          <table:table-cell office:value-type="string" calcext:value-type="string">
            <text:p>B17001_015M</text:p>
          </table:table-cell>
          <table:table-cell office:value-type="string" calcext:value-type="string">
            <text:p>B17001_016E</text:p>
          </table:table-cell>
          <table:table-cell office:value-type="string" calcext:value-type="string">
            <text:p>B17001_016M</text:p>
          </table:table-cell>
          <table:table-cell office:value-type="string" calcext:value-type="string">
            <text:p>B17001_017E</text:p>
          </table:table-cell>
          <table:table-cell office:value-type="string" calcext:value-type="string">
            <text:p>B17001_017M</text:p>
          </table:table-cell>
          <table:table-cell office:value-type="string" calcext:value-type="string">
            <text:p>B17001_018E</text:p>
          </table:table-cell>
          <table:table-cell office:value-type="string" calcext:value-type="string">
            <text:p>B17001_018M</text:p>
          </table:table-cell>
          <table:table-cell office:value-type="string" calcext:value-type="string">
            <text:p>B17001_019E</text:p>
          </table:table-cell>
          <table:table-cell office:value-type="string" calcext:value-type="string">
            <text:p>B17001_019M</text:p>
          </table:table-cell>
          <table:table-cell office:value-type="string" calcext:value-type="string">
            <text:p>B17001_020E</text:p>
          </table:table-cell>
          <table:table-cell office:value-type="string" calcext:value-type="string">
            <text:p>B17001_020M</text:p>
          </table:table-cell>
          <table:table-cell office:value-type="string" calcext:value-type="string">
            <text:p>B17001_021E</text:p>
          </table:table-cell>
          <table:table-cell office:value-type="string" calcext:value-type="string">
            <text:p>B17001_021M</text:p>
          </table:table-cell>
          <table:table-cell office:value-type="string" calcext:value-type="string">
            <text:p>B17001_022E</text:p>
          </table:table-cell>
          <table:table-cell office:value-type="string" calcext:value-type="string">
            <text:p>B17001_022M</text:p>
          </table:table-cell>
          <table:table-cell office:value-type="string" calcext:value-type="string">
            <text:p>B17001_023E</text:p>
          </table:table-cell>
          <table:table-cell office:value-type="string" calcext:value-type="string">
            <text:p>B17001_023M</text:p>
          </table:table-cell>
          <table:table-cell office:value-type="string" calcext:value-type="string">
            <text:p>B17001_024E</text:p>
          </table:table-cell>
          <table:table-cell office:value-type="string" calcext:value-type="string">
            <text:p>B17001_024M</text:p>
          </table:table-cell>
          <table:table-cell office:value-type="string" calcext:value-type="string">
            <text:p>B17001_025E</text:p>
          </table:table-cell>
          <table:table-cell office:value-type="string" calcext:value-type="string">
            <text:p>B17001_025M</text:p>
          </table:table-cell>
          <table:table-cell office:value-type="string" calcext:value-type="string">
            <text:p>B17001_026E</text:p>
          </table:table-cell>
          <table:table-cell office:value-type="string" calcext:value-type="string">
            <text:p>B17001_026M</text:p>
          </table:table-cell>
          <table:table-cell office:value-type="string" calcext:value-type="string">
            <text:p>B17001_027E</text:p>
          </table:table-cell>
          <table:table-cell office:value-type="string" calcext:value-type="string">
            <text:p>B17001_027M</text:p>
          </table:table-cell>
          <table:table-cell office:value-type="string" calcext:value-type="string">
            <text:p>B17001_028E</text:p>
          </table:table-cell>
          <table:table-cell office:value-type="string" calcext:value-type="string">
            <text:p>B17001_028M</text:p>
          </table:table-cell>
          <table:table-cell office:value-type="string" calcext:value-type="string">
            <text:p>B17001_029E</text:p>
          </table:table-cell>
          <table:table-cell office:value-type="string" calcext:value-type="string">
            <text:p>B17001_029M</text:p>
          </table:table-cell>
          <table:table-cell office:value-type="string" calcext:value-type="string">
            <text:p>B17001_030E</text:p>
          </table:table-cell>
          <table:table-cell office:value-type="string" calcext:value-type="string">
            <text:p>B17001_030M</text:p>
          </table:table-cell>
          <table:table-cell office:value-type="string" calcext:value-type="string">
            <text:p>B17001_031E</text:p>
          </table:table-cell>
          <table:table-cell office:value-type="string" calcext:value-type="string">
            <text:p>B17001_031M</text:p>
          </table:table-cell>
          <table:table-cell office:value-type="string" calcext:value-type="string">
            <text:p>B17001_032E</text:p>
          </table:table-cell>
          <table:table-cell office:value-type="string" calcext:value-type="string">
            <text:p>B17001_032M</text:p>
          </table:table-cell>
          <table:table-cell office:value-type="string" calcext:value-type="string">
            <text:p>B17001_033E</text:p>
          </table:table-cell>
          <table:table-cell office:value-type="string" calcext:value-type="string">
            <text:p>B17001_033M</text:p>
          </table:table-cell>
          <table:table-cell office:value-type="string" calcext:value-type="string">
            <text:p>B17001_034E</text:p>
          </table:table-cell>
          <table:table-cell office:value-type="string" calcext:value-type="string">
            <text:p>B17001_034M</text:p>
          </table:table-cell>
          <table:table-cell office:value-type="string" calcext:value-type="string">
            <text:p>B17001_035E</text:p>
          </table:table-cell>
          <table:table-cell office:value-type="string" calcext:value-type="string">
            <text:p>B17001_035M</text:p>
          </table:table-cell>
          <table:table-cell office:value-type="string" calcext:value-type="string">
            <text:p>B17001_036E</text:p>
          </table:table-cell>
          <table:table-cell office:value-type="string" calcext:value-type="string">
            <text:p>B17001_036M</text:p>
          </table:table-cell>
          <table:table-cell office:value-type="string" calcext:value-type="string">
            <text:p>B17001_037E</text:p>
          </table:table-cell>
          <table:table-cell office:value-type="string" calcext:value-type="string">
            <text:p>B17001_037M</text:p>
          </table:table-cell>
          <table:table-cell office:value-type="string" calcext:value-type="string">
            <text:p>B17001_038E</text:p>
          </table:table-cell>
          <table:table-cell office:value-type="string" calcext:value-type="string">
            <text:p>B17001_038M</text:p>
          </table:table-cell>
          <table:table-cell office:value-type="string" calcext:value-type="string">
            <text:p>B17001_039E</text:p>
          </table:table-cell>
          <table:table-cell office:value-type="string" calcext:value-type="string">
            <text:p>B17001_039M</text:p>
          </table:table-cell>
          <table:table-cell office:value-type="string" calcext:value-type="string">
            <text:p>B17001_040E</text:p>
          </table:table-cell>
          <table:table-cell office:value-type="string" calcext:value-type="string">
            <text:p>B17001_040M</text:p>
          </table:table-cell>
          <table:table-cell office:value-type="string" calcext:value-type="string">
            <text:p>B17001_041E</text:p>
          </table:table-cell>
          <table:table-cell office:value-type="string" calcext:value-type="string">
            <text:p>B17001_041M</text:p>
          </table:table-cell>
          <table:table-cell office:value-type="string" calcext:value-type="string">
            <text:p>B17001_042E</text:p>
          </table:table-cell>
          <table:table-cell office:value-type="string" calcext:value-type="string">
            <text:p>B17001_042M</text:p>
          </table:table-cell>
          <table:table-cell office:value-type="string" calcext:value-type="string">
            <text:p>B17001_043E</text:p>
          </table:table-cell>
          <table:table-cell office:value-type="string" calcext:value-type="string">
            <text:p>B17001_043M</text:p>
          </table:table-cell>
          <table:table-cell office:value-type="string" calcext:value-type="string">
            <text:p>B17001_044E</text:p>
          </table:table-cell>
          <table:table-cell office:value-type="string" calcext:value-type="string">
            <text:p>B17001_044M</text:p>
          </table:table-cell>
          <table:table-cell office:value-type="string" calcext:value-type="string">
            <text:p>B17001_045E</text:p>
          </table:table-cell>
          <table:table-cell office:value-type="string" calcext:value-type="string">
            <text:p>B17001_045M</text:p>
          </table:table-cell>
          <table:table-cell office:value-type="string" calcext:value-type="string">
            <text:p>B17001_046E</text:p>
          </table:table-cell>
          <table:table-cell office:value-type="string" calcext:value-type="string">
            <text:p>B17001_046M</text:p>
          </table:table-cell>
          <table:table-cell office:value-type="string" calcext:value-type="string">
            <text:p>B17001_047E</text:p>
          </table:table-cell>
          <table:table-cell office:value-type="string" calcext:value-type="string">
            <text:p>B17001_047M</text:p>
          </table:table-cell>
          <table:table-cell office:value-type="string" calcext:value-type="string">
            <text:p>B17001_048E</text:p>
          </table:table-cell>
          <table:table-cell office:value-type="string" calcext:value-type="string">
            <text:p>B17001_048M</text:p>
          </table:table-cell>
          <table:table-cell office:value-type="string" calcext:value-type="string">
            <text:p>B17001_049E</text:p>
          </table:table-cell>
          <table:table-cell office:value-type="string" calcext:value-type="string">
            <text:p>B17001_049M</text:p>
          </table:table-cell>
          <table:table-cell office:value-type="string" calcext:value-type="string">
            <text:p>B17001_050E</text:p>
          </table:table-cell>
          <table:table-cell office:value-type="string" calcext:value-type="string">
            <text:p>B17001_050M</text:p>
          </table:table-cell>
          <table:table-cell office:value-type="string" calcext:value-type="string">
            <text:p>B17001_051E</text:p>
          </table:table-cell>
          <table:table-cell office:value-type="string" calcext:value-type="string">
            <text:p>B17001_051M</text:p>
          </table:table-cell>
          <table:table-cell office:value-type="string" calcext:value-type="string">
            <text:p>B17001_052E</text:p>
          </table:table-cell>
          <table:table-cell office:value-type="string" calcext:value-type="string">
            <text:p>B17001_052M</text:p>
          </table:table-cell>
          <table:table-cell office:value-type="string" calcext:value-type="string">
            <text:p>B17001_053E</text:p>
          </table:table-cell>
          <table:table-cell office:value-type="string" calcext:value-type="string">
            <text:p>B17001_053M</text:p>
          </table:table-cell>
          <table:table-cell office:value-type="string" calcext:value-type="string">
            <text:p>B17001_054E</text:p>
          </table:table-cell>
          <table:table-cell office:value-type="string" calcext:value-type="string">
            <text:p>B17001_054M</text:p>
          </table:table-cell>
          <table:table-cell office:value-type="string" calcext:value-type="string">
            <text:p>B17001_055E</text:p>
          </table:table-cell>
          <table:table-cell office:value-type="string" calcext:value-type="string">
            <text:p>B17001_055M</text:p>
          </table:table-cell>
          <table:table-cell office:value-type="string" calcext:value-type="string">
            <text:p>B17001_056E</text:p>
          </table:table-cell>
          <table:table-cell office:value-type="string" calcext:value-type="string">
            <text:p>B17001_056M</text:p>
          </table:table-cell>
          <table:table-cell office:value-type="string" calcext:value-type="string">
            <text:p>B17001_057E</text:p>
          </table:table-cell>
          <table:table-cell office:value-type="string" calcext:value-type="string">
            <text:p>B17001_057M</text:p>
          </table:table-cell>
          <table:table-cell office:value-type="string" calcext:value-type="string">
            <text:p>B17001_058E</text:p>
          </table:table-cell>
          <table:table-cell office:value-type="string" calcext:value-type="string">
            <text:p>B17001_058M</text:p>
          </table:table-cell>
          <table:table-cell office:value-type="string" calcext:value-type="string">
            <text:p>B17001_059E</text:p>
          </table:table-cell>
          <table:table-cell office:value-type="string" calcext:value-type="string">
            <text:p>B17001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320118791" calcext:value-type="float">
            <text:p>320118791</text:p>
          </table:table-cell>
          <table:table-cell office:value-type="float" office:value="24954" calcext:value-type="float">
            <text:p>24954</text:p>
          </table:table-cell>
          <table:table-cell office:value-type="float" office:value="39490096" calcext:value-type="float">
            <text:p>39490096</text:p>
          </table:table-cell>
          <table:table-cell office:value-type="float" office:value="242000" calcext:value-type="float">
            <text:p>242000</text:p>
          </table:table-cell>
          <table:table-cell office:value-type="float" office:value="17473451" calcext:value-type="float">
            <text:p>17473451</text:p>
          </table:table-cell>
          <table:table-cell office:value-type="float" office:value="123014" calcext:value-type="float">
            <text:p>123014</text:p>
          </table:table-cell>
          <table:table-cell office:value-type="float" office:value="1755965" calcext:value-type="float">
            <text:p>1755965</text:p>
          </table:table-cell>
          <table:table-cell office:value-type="float" office:value="33740" calcext:value-type="float">
            <text:p>33740</text:p>
          </table:table-cell>
          <table:table-cell office:value-type="float" office:value="338372" calcext:value-type="float">
            <text:p>338372</text:p>
          </table:table-cell>
          <table:table-cell office:value-type="float" office:value="11695" calcext:value-type="float">
            <text:p>11695</text:p>
          </table:table-cell>
          <table:table-cell office:value-type="float" office:value="2089994" calcext:value-type="float">
            <text:p>2089994</text:p>
          </table:table-cell>
          <table:table-cell office:value-type="float" office:value="33717" calcext:value-type="float">
            <text:p>33717</text:p>
          </table:table-cell>
          <table:table-cell office:value-type="float" office:value="991916" calcext:value-type="float">
            <text:p>991916</text:p>
          </table:table-cell>
          <table:table-cell office:value-type="float" office:value="19124" calcext:value-type="float">
            <text:p>19124</text:p>
          </table:table-cell>
          <table:table-cell office:value-type="float" office:value="329253" calcext:value-type="float">
            <text:p>329253</text:p>
          </table:table-cell>
          <table:table-cell office:value-type="float" office:value="12926" calcext:value-type="float">
            <text:p>12926</text:p>
          </table:table-cell>
          <table:table-cell office:value-type="float" office:value="587469" calcext:value-type="float">
            <text:p>587469</text:p>
          </table:table-cell>
          <table:table-cell office:value-type="float" office:value="12185" calcext:value-type="float">
            <text:p>12185</text:p>
          </table:table-cell>
          <table:table-cell office:value-type="float" office:value="2373524" calcext:value-type="float">
            <text:p>2373524</text:p>
          </table:table-cell>
          <table:table-cell office:value-type="float" office:value="34339" calcext:value-type="float">
            <text:p>34339</text:p>
          </table:table-cell>
          <table:table-cell office:value-type="float" office:value="2008604" calcext:value-type="float">
            <text:p>2008604</text:p>
          </table:table-cell>
          <table:table-cell office:value-type="float" office:value="26858" calcext:value-type="float">
            <text:p>26858</text:p>
          </table:table-cell>
          <table:table-cell office:value-type="float" office:value="1668264" calcext:value-type="float">
            <text:p>1668264</text:p>
          </table:table-cell>
          <table:table-cell office:value-type="float" office:value="24569" calcext:value-type="float">
            <text:p>24569</text:p>
          </table:table-cell>
          <table:table-cell office:value-type="float" office:value="1581794" calcext:value-type="float">
            <text:p>1581794</text:p>
          </table:table-cell>
          <table:table-cell office:value-type="float" office:value="24496" calcext:value-type="float">
            <text:p>24496</text:p>
          </table:table-cell>
          <table:table-cell office:value-type="float" office:value="1932142" calcext:value-type="float">
            <text:p>1932142</text:p>
          </table:table-cell>
          <table:table-cell office:value-type="float" office:value="24288" calcext:value-type="float">
            <text:p>24288</text:p>
          </table:table-cell>
          <table:table-cell office:value-type="float" office:value="1110958" calcext:value-type="float">
            <text:p>1110958</text:p>
          </table:table-cell>
          <table:table-cell office:value-type="float" office:value="17765" calcext:value-type="float">
            <text:p>17765</text:p>
          </table:table-cell>
          <table:table-cell office:value-type="float" office:value="705196" calcext:value-type="float">
            <text:p>705196</text:p>
          </table:table-cell>
          <table:table-cell office:value-type="float" office:value="13768" calcext:value-type="float">
            <text:p>13768</text:p>
          </table:table-cell>
          <table:table-cell office:value-type="float" office:value="22016645" calcext:value-type="float">
            <text:p>22016645</text:p>
          </table:table-cell>
          <table:table-cell office:value-type="float" office:value="137887" calcext:value-type="float">
            <text:p>137887</text:p>
          </table:table-cell>
          <table:table-cell office:value-type="float" office:value="1701724" calcext:value-type="float">
            <text:p>1701724</text:p>
          </table:table-cell>
          <table:table-cell office:value-type="float" office:value="27989" calcext:value-type="float">
            <text:p>27989</text:p>
          </table:table-cell>
          <table:table-cell office:value-type="float" office:value="334386" calcext:value-type="float">
            <text:p>334386</text:p>
          </table:table-cell>
          <table:table-cell office:value-type="float" office:value="12015" calcext:value-type="float">
            <text:p>12015</text:p>
          </table:table-cell>
          <table:table-cell office:value-type="float" office:value="1994455" calcext:value-type="float">
            <text:p>1994455</text:p>
          </table:table-cell>
          <table:table-cell office:value-type="float" office:value="33057" calcext:value-type="float">
            <text:p>33057</text:p>
          </table:table-cell>
          <table:table-cell office:value-type="float" office:value="974855" calcext:value-type="float">
            <text:p>974855</text:p>
          </table:table-cell>
          <table:table-cell office:value-type="float" office:value="20213" calcext:value-type="float">
            <text:p>20213</text:p>
          </table:table-cell>
          <table:table-cell office:value-type="float" office:value="313871" calcext:value-type="float">
            <text:p>313871</text:p>
          </table:table-cell>
          <table:table-cell office:value-type="float" office:value="11520" calcext:value-type="float">
            <text:p>11520</text:p>
          </table:table-cell>
          <table:table-cell office:value-type="float" office:value="588210" calcext:value-type="float">
            <text:p>588210</text:p>
          </table:table-cell>
          <table:table-cell office:value-type="float" office:value="15596" calcext:value-type="float">
            <text:p>15596</text:p>
          </table:table-cell>
          <table:table-cell office:value-type="float" office:value="2838809" calcext:value-type="float">
            <text:p>2838809</text:p>
          </table:table-cell>
          <table:table-cell office:value-type="float" office:value="32060" calcext:value-type="float">
            <text:p>32060</text:p>
          </table:table-cell>
          <table:table-cell office:value-type="float" office:value="3196183" calcext:value-type="float">
            <text:p>3196183</text:p>
          </table:table-cell>
          <table:table-cell office:value-type="float" office:value="33281" calcext:value-type="float">
            <text:p>33281</text:p>
          </table:table-cell>
          <table:table-cell office:value-type="float" office:value="2559899" calcext:value-type="float">
            <text:p>2559899</text:p>
          </table:table-cell>
          <table:table-cell office:value-type="float" office:value="31289" calcext:value-type="float">
            <text:p>31289</text:p>
          </table:table-cell>
          <table:table-cell office:value-type="float" office:value="2003957" calcext:value-type="float">
            <text:p>2003957</text:p>
          </table:table-cell>
          <table:table-cell office:value-type="float" office:value="23940" calcext:value-type="float">
            <text:p>23940</text:p>
          </table:table-cell>
          <table:table-cell office:value-type="float" office:value="2341181" calcext:value-type="float">
            <text:p>2341181</text:p>
          </table:table-cell>
          <table:table-cell office:value-type="float" office:value="26610" calcext:value-type="float">
            <text:p>26610</text:p>
          </table:table-cell>
          <table:table-cell office:value-type="float" office:value="1598994" calcext:value-type="float">
            <text:p>1598994</text:p>
          </table:table-cell>
          <table:table-cell office:value-type="float" office:value="19938" calcext:value-type="float">
            <text:p>19938</text:p>
          </table:table-cell>
          <table:table-cell office:value-type="float" office:value="1570121" calcext:value-type="float">
            <text:p>1570121</text:p>
          </table:table-cell>
          <table:table-cell office:value-type="float" office:value="18438" calcext:value-type="float">
            <text:p>18438</text:p>
          </table:table-cell>
          <table:table-cell office:value-type="float" office:value="280628695" calcext:value-type="float">
            <text:p>280628695</text:p>
          </table:table-cell>
          <table:table-cell office:value-type="float" office:value="245449" calcext:value-type="float">
            <text:p>245449</text:p>
          </table:table-cell>
          <table:table-cell office:value-type="float" office:value="139270039" calcext:value-type="float">
            <text:p>139270039</text:p>
          </table:table-cell>
          <table:table-cell office:value-type="float" office:value="134689" calcext:value-type="float">
            <text:p>134689</text:p>
          </table:table-cell>
          <table:table-cell office:value-type="float" office:value="7966478" calcext:value-type="float">
            <text:p>7966478</text:p>
          </table:table-cell>
          <table:table-cell office:value-type="float" office:value="34479" calcext:value-type="float">
            <text:p>34479</text:p>
          </table:table-cell>
          <table:table-cell office:value-type="float" office:value="1601101" calcext:value-type="float">
            <text:p>1601101</text:p>
          </table:table-cell>
          <table:table-cell office:value-type="float" office:value="24414" calcext:value-type="float">
            <text:p>24414</text:p>
          </table:table-cell>
          <table:table-cell office:value-type="float" office:value="10113589" calcext:value-type="float">
            <text:p>10113589</text:p>
          </table:table-cell>
          <table:table-cell office:value-type="float" office:value="45422" calcext:value-type="float">
            <text:p>45422</text:p>
          </table:table-cell>
          <table:table-cell office:value-type="float" office:value="5466999" calcext:value-type="float">
            <text:p>5466999</text:p>
          </table:table-cell>
          <table:table-cell office:value-type="float" office:value="40812" calcext:value-type="float">
            <text:p>40812</text:p>
          </table:table-cell>
          <table:table-cell office:value-type="float" office:value="1787123" calcext:value-type="float">
            <text:p>1787123</text:p>
          </table:table-cell>
          <table:table-cell office:value-type="float" office:value="20300" calcext:value-type="float">
            <text:p>20300</text:p>
          </table:table-cell>
          <table:table-cell office:value-type="float" office:value="3575290" calcext:value-type="float">
            <text:p>3575290</text:p>
          </table:table-cell>
          <table:table-cell office:value-type="float" office:value="23014" calcext:value-type="float">
            <text:p>23014</text:p>
          </table:table-cell>
          <table:table-cell office:value-type="float" office:value="11503514" calcext:value-type="float">
            <text:p>11503514</text:p>
          </table:table-cell>
          <table:table-cell office:value-type="float" office:value="34947" calcext:value-type="float">
            <text:p>34947</text:p>
          </table:table-cell>
          <table:table-cell office:value-type="float" office:value="20369354" calcext:value-type="float">
            <text:p>20369354</text:p>
          </table:table-cell>
          <table:table-cell office:value-type="float" office:value="36960" calcext:value-type="float">
            <text:p>36960</text:p>
          </table:table-cell>
          <table:table-cell office:value-type="float" office:value="18681219" calcext:value-type="float">
            <text:p>18681219</text:p>
          </table:table-cell>
          <table:table-cell office:value-type="float" office:value="34810" calcext:value-type="float">
            <text:p>34810</text:p>
          </table:table-cell>
          <table:table-cell office:value-type="float" office:value="18194842" calcext:value-type="float">
            <text:p>18194842</text:p>
          </table:table-cell>
          <table:table-cell office:value-type="float" office:value="31751" calcext:value-type="float">
            <text:p>31751</text:p>
          </table:table-cell>
          <table:table-cell office:value-type="float" office:value="18267027" calcext:value-type="float">
            <text:p>18267027</text:p>
          </table:table-cell>
          <table:table-cell office:value-type="float" office:value="29780" calcext:value-type="float">
            <text:p>29780</text:p>
          </table:table-cell>
          <table:table-cell office:value-type="float" office:value="13408392" calcext:value-type="float">
            <text:p>13408392</text:p>
          </table:table-cell>
          <table:table-cell office:value-type="float" office:value="23164" calcext:value-type="float">
            <text:p>23164</text:p>
          </table:table-cell>
          <table:table-cell office:value-type="float" office:value="8335111" calcext:value-type="float">
            <text:p>8335111</text:p>
          </table:table-cell>
          <table:table-cell office:value-type="float" office:value="18516" calcext:value-type="float">
            <text:p>18516</text:p>
          </table:table-cell>
          <table:table-cell office:value-type="float" office:value="141358656" calcext:value-type="float">
            <text:p>141358656</text:p>
          </table:table-cell>
          <table:table-cell office:value-type="float" office:value="140290" calcext:value-type="float">
            <text:p>140290</text:p>
          </table:table-cell>
          <table:table-cell office:value-type="float" office:value="7577995" calcext:value-type="float">
            <text:p>7577995</text:p>
          </table:table-cell>
          <table:table-cell office:value-type="float" office:value="30402" calcext:value-type="float">
            <text:p>30402</text:p>
          </table:table-cell>
          <table:table-cell office:value-type="float" office:value="1530561" calcext:value-type="float">
            <text:p>1530561</text:p>
          </table:table-cell>
          <table:table-cell office:value-type="float" office:value="22758" calcext:value-type="float">
            <text:p>22758</text:p>
          </table:table-cell>
          <table:table-cell office:value-type="float" office:value="9640402" calcext:value-type="float">
            <text:p>9640402</text:p>
          </table:table-cell>
          <table:table-cell office:value-type="float" office:value="45750" calcext:value-type="float">
            <text:p>45750</text:p>
          </table:table-cell>
          <table:table-cell office:value-type="float" office:value="5224060" calcext:value-type="float">
            <text:p>5224060</text:p>
          </table:table-cell>
          <table:table-cell office:value-type="float" office:value="34867" calcext:value-type="float">
            <text:p>34867</text:p>
          </table:table-cell>
          <table:table-cell office:value-type="float" office:value="1734691" calcext:value-type="float">
            <text:p>1734691</text:p>
          </table:table-cell>
          <table:table-cell office:value-type="float" office:value="22003" calcext:value-type="float">
            <text:p>22003</text:p>
          </table:table-cell>
          <table:table-cell office:value-type="float" office:value="3414694" calcext:value-type="float">
            <text:p>3414694</text:p>
          </table:table-cell>
          <table:table-cell office:value-type="float" office:value="27001" calcext:value-type="float">
            <text:p>27001</text:p>
          </table:table-cell>
          <table:table-cell office:value-type="float" office:value="10460313" calcext:value-type="float">
            <text:p>10460313</text:p>
          </table:table-cell>
          <table:table-cell office:value-type="float" office:value="38622" calcext:value-type="float">
            <text:p>38622</text:p>
          </table:table-cell>
          <table:table-cell office:value-type="float" office:value="19171787" calcext:value-type="float">
            <text:p>19171787</text:p>
          </table:table-cell>
          <table:table-cell office:value-type="float" office:value="34682" calcext:value-type="float">
            <text:p>34682</text:p>
          </table:table-cell>
          <table:table-cell office:value-type="float" office:value="18362059" calcext:value-type="float">
            <text:p>18362059</text:p>
          </table:table-cell>
          <table:table-cell office:value-type="float" office:value="36749" calcext:value-type="float">
            <text:p>36749</text:p>
          </table:table-cell>
          <table:table-cell office:value-type="float" office:value="18647222" calcext:value-type="float">
            <text:p>18647222</text:p>
          </table:table-cell>
          <table:table-cell office:value-type="float" office:value="31141" calcext:value-type="float">
            <text:p>31141</text:p>
          </table:table-cell>
          <table:table-cell office:value-type="float" office:value="19541316" calcext:value-type="float">
            <text:p>19541316</text:p>
          </table:table-cell>
          <table:table-cell office:value-type="float" office:value="31364" calcext:value-type="float">
            <text:p>31364</text:p>
          </table:table-cell>
          <table:table-cell office:value-type="float" office:value="15097790" calcext:value-type="float">
            <text:p>15097790</text:p>
          </table:table-cell>
          <table:table-cell office:value-type="float" office:value="26487" calcext:value-type="float">
            <text:p>26487</text:p>
          </table:table-cell>
          <table:table-cell office:value-type="float" office:value="10955766" calcext:value-type="float">
            <text:p>10955766</text:p>
          </table:table-cell>
          <table:table-cell office:value-type="float" office:value="22880" calcext:value-type="float">
            <text:p>22880</text:p>
          </table:table-cell>
        </table:table-row>
      </table:table>
      <table:table table:name="Sheet2" table:style-name="ta1">
        <table:table-column table:style-name="co65" table:default-cell-style-name="Default"/>
        <table:table-column table:style-name="co66" table:default-cell-style-name="Default"/>
        <table:table-column table:style-name="co65" table:default-cell-style-name="ce1"/>
        <table:table-column table:style-name="co66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table:style-name="Default"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39490096" calcext:value-type="float">
            <text:p>39490096</text:p>
          </table:table-cell>
          <table:table-cell table:style-name="Default" office:value-type="string" calcext:value-type="string">
            <text:p>Estimate!!Total:!!Income in the past 12 months at or above poverty level:</text:p>
          </table:table-cell>
          <table:table-cell office:value-type="float" office:value="280628695" calcext:value-type="float">
            <text:p>280628695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22016645" calcext:value-type="float">
            <text:p>22016645</text:p>
          </table:table-cell>
          <table:table-cell table:style-name="Default" office:value-type="string" calcext:value-type="string">
            <text:p>Estimate!!Total:!!Income in the past 12 months at or above poverty level:!!Female:</text:p>
          </table:table-cell>
          <table:table-cell office:value-type="float" office:value="141358656" calcext:value-type="float">
            <text:p>141358656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974855" calcext:value-type="float">
            <text:p>974855</text:p>
          </table:table-cell>
          <table:table-cell table:style-name="Default"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5224060" calcext:value-type="float">
            <text:p>5224060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313871" calcext:value-type="float">
            <text:p>313871</text:p>
          </table:table-cell>
          <table:table-cell table:style-name="Default" office:value-type="string" calcext:value-type="string">
            <text:p>Estimate!!Total:!!Income in the past 12 months at or above poverty level:!!Female:!!15 years</text:p>
          </table:table-cell>
          <table:table-cell office:value-type="float" office:value="1734691" calcext:value-type="float">
            <text:p>1734691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588210" calcext:value-type="float">
            <text:p>588210</text:p>
          </table:table-cell>
          <table:table-cell table:style-name="Default"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3414694" calcext:value-type="float">
            <text:p>3414694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2838809" calcext:value-type="float">
            <text:p>2838809</text:p>
          </table:table-cell>
          <table:table-cell table:style-name="Default"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10460313" calcext:value-type="float">
            <text:p>10460313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3196183" calcext:value-type="float">
            <text:p>3196183</text:p>
          </table:table-cell>
          <table:table-cell table:style-name="Default"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19171787" calcext:value-type="float">
            <text:p>19171787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2559899" calcext:value-type="float">
            <text:p>2559899</text:p>
          </table:table-cell>
          <table:table-cell table:style-name="Default"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18362059" calcext:value-type="float">
            <text:p>18362059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2003957" calcext:value-type="float">
            <text:p>2003957</text:p>
          </table:table-cell>
          <table:table-cell table:style-name="Default"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18647222" calcext:value-type="float">
            <text:p>18647222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334386" calcext:value-type="float">
            <text:p>334386</text:p>
          </table:table-cell>
          <table:table-cell table:style-name="Default" office:value-type="string" calcext:value-type="string">
            <text:p>Estimate!!Total:!!Income in the past 12 months at or above poverty level:!!Female:!!5 years</text:p>
          </table:table-cell>
          <table:table-cell office:value-type="float" office:value="1530561" calcext:value-type="float">
            <text:p>1530561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2341181" calcext:value-type="float">
            <text:p>2341181</text:p>
          </table:table-cell>
          <table:table-cell table:style-name="Default"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19541316" calcext:value-type="float">
            <text:p>19541316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1994455" calcext:value-type="float">
            <text:p>1994455</text:p>
          </table:table-cell>
          <table:table-cell table:style-name="Default"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9640402" calcext:value-type="float">
            <text:p>9640402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1598994" calcext:value-type="float">
            <text:p>1598994</text:p>
          </table:table-cell>
          <table:table-cell table:style-name="Default"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15097790" calcext:value-type="float">
            <text:p>15097790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1570121" calcext:value-type="float">
            <text:p>1570121</text:p>
          </table:table-cell>
          <table:table-cell table:style-name="Default"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10955766" calcext:value-type="float">
            <text:p>10955766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1701724" calcext:value-type="float">
            <text:p>1701724</text:p>
          </table:table-cell>
          <table:table-cell table:style-name="Default"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7577995" calcext:value-type="float">
            <text:p>7577995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17473451" calcext:value-type="float">
            <text:p>17473451</text:p>
          </table:table-cell>
          <table:table-cell table:style-name="Default" office:value-type="string" calcext:value-type="string">
            <text:p>Estimate!!Total:!!Income in the past 12 months at or above poverty level:!!Male:</text:p>
          </table:table-cell>
          <table:table-cell office:value-type="float" office:value="139270039" calcext:value-type="float">
            <text:p>139270039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991916" calcext:value-type="float">
            <text:p>991916</text:p>
          </table:table-cell>
          <table:table-cell table:style-name="Default"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5466999" calcext:value-type="float">
            <text:p>5466999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329253" calcext:value-type="float">
            <text:p>329253</text:p>
          </table:table-cell>
          <table:table-cell table:style-name="Default" office:value-type="string" calcext:value-type="string">
            <text:p>Estimate!!Total:!!Income in the past 12 months at or above poverty level:!!Male:!!15 years</text:p>
          </table:table-cell>
          <table:table-cell office:value-type="float" office:value="1787123" calcext:value-type="float">
            <text:p>1787123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587469" calcext:value-type="float">
            <text:p>587469</text:p>
          </table:table-cell>
          <table:table-cell table:style-name="Default"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3575290" calcext:value-type="float">
            <text:p>3575290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2373524" calcext:value-type="float">
            <text:p>2373524</text:p>
          </table:table-cell>
          <table:table-cell table:style-name="Default"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11503514" calcext:value-type="float">
            <text:p>11503514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2008604" calcext:value-type="float">
            <text:p>2008604</text:p>
          </table:table-cell>
          <table:table-cell table:style-name="Default"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20369354" calcext:value-type="float">
            <text:p>20369354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1668264" calcext:value-type="float">
            <text:p>1668264</text:p>
          </table:table-cell>
          <table:table-cell table:style-name="Default"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18681219" calcext:value-type="float">
            <text:p>18681219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1581794" calcext:value-type="float">
            <text:p>1581794</text:p>
          </table:table-cell>
          <table:table-cell table:style-name="Default"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18194842" calcext:value-type="float">
            <text:p>18194842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338372" calcext:value-type="float">
            <text:p>338372</text:p>
          </table:table-cell>
          <table:table-cell table:style-name="Default" office:value-type="string" calcext:value-type="string">
            <text:p>Estimate!!Total:!!Income in the past 12 months at or above poverty level:!!Male:!!5 years</text:p>
          </table:table-cell>
          <table:table-cell office:value-type="float" office:value="1601101" calcext:value-type="float">
            <text:p>1601101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1932142" calcext:value-type="float">
            <text:p>1932142</text:p>
          </table:table-cell>
          <table:table-cell table:style-name="Default"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18267027" calcext:value-type="float">
            <text:p>18267027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2089994" calcext:value-type="float">
            <text:p>2089994</text:p>
          </table:table-cell>
          <table:table-cell table:style-name="Default"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10113589" calcext:value-type="float">
            <text:p>10113589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1110958" calcext:value-type="float">
            <text:p>1110958</text:p>
          </table:table-cell>
          <table:table-cell table:style-name="Default"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13408392" calcext:value-type="float">
            <text:p>13408392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705196" calcext:value-type="float">
            <text:p>705196</text:p>
          </table:table-cell>
          <table:table-cell table:style-name="Default"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8335111" calcext:value-type="float">
            <text:p>8335111</text:p>
          </table:table-cell>
        </table:table-row>
        <table:table-row table:style-name="ro1"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1755965" calcext:value-type="float">
            <text:p>1755965</text:p>
          </table:table-cell>
          <table:table-cell table:style-name="Default"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7966478" calcext:value-type="float">
            <text:p>7966478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7]+[.B3]" office:value-type="float" office:value="39490096" calcext:value-type="float">
            <text:p>39490096</text:p>
          </table:table-cell>
          <table:table-cell table:style-name="Default"/>
          <table:table-cell table:formula="of:=[.D17]+[.D3]" office:value-type="float" office:value="280628695" calcext:value-type="float">
            <text:p>280628695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8]+[.B4]" office:value-type="float" office:value="1966771" calcext:value-type="float">
            <text:p>1966771</text:p>
          </table:table-cell>
          <table:table-cell table:style-name="Default"/>
          <table:table-cell table:formula="of:=[.D18]+[.D4]" office:value-type="float" office:value="10691059" calcext:value-type="float">
            <text:p>10691059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19]+[.B5]" office:value-type="float" office:value="643124" calcext:value-type="float">
            <text:p>643124</text:p>
          </table:table-cell>
          <table:table-cell table:style-name="Default"/>
          <table:table-cell table:formula="of:=[.D19]+[.D5]" office:value-type="float" office:value="3521814" calcext:value-type="float">
            <text:p>3521814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0]+[.B6]" office:value-type="float" office:value="1175679" calcext:value-type="float">
            <text:p>1175679</text:p>
          </table:table-cell>
          <table:table-cell table:style-name="Default"/>
          <table:table-cell table:formula="of:=[.D20]+[.D6]" office:value-type="float" office:value="6989984" calcext:value-type="float">
            <text:p>6989984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1]+[.B7]" office:value-type="float" office:value="5212333" calcext:value-type="float">
            <text:p>5212333</text:p>
          </table:table-cell>
          <table:table-cell table:style-name="Default"/>
          <table:table-cell table:formula="of:=[.D21]+[.D7]" office:value-type="float" office:value="21963827" calcext:value-type="float">
            <text:p>21963827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2]+[.B8]" office:value-type="float" office:value="5204787" calcext:value-type="float">
            <text:p>5204787</text:p>
          </table:table-cell>
          <table:table-cell table:style-name="Default"/>
          <table:table-cell table:formula="of:=[.D22]+[.D8]" office:value-type="float" office:value="39541141" calcext:value-type="float">
            <text:p>39541141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3]+[.B9]" office:value-type="float" office:value="4228163" calcext:value-type="float">
            <text:p>4228163</text:p>
          </table:table-cell>
          <table:table-cell table:style-name="Default"/>
          <table:table-cell table:formula="of:=[.D23]+[.D9]" office:value-type="float" office:value="37043278" calcext:value-type="float">
            <text:p>37043278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4]+[.B10]" office:value-type="float" office:value="3585751" calcext:value-type="float">
            <text:p>3585751</text:p>
          </table:table-cell>
          <table:table-cell table:style-name="Default"/>
          <table:table-cell table:formula="of:=[.D24]+[.D10]" office:value-type="float" office:value="36842064" calcext:value-type="float">
            <text:p>36842064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5]+[.B11]" office:value-type="float" office:value="672758" calcext:value-type="float">
            <text:p>672758</text:p>
          </table:table-cell>
          <table:table-cell table:style-name="Default"/>
          <table:table-cell table:formula="of:=[.D25]+[.D11]" office:value-type="float" office:value="3131662" calcext:value-type="float">
            <text:p>3131662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6]+[.B12]" office:value-type="float" office:value="4273323" calcext:value-type="float">
            <text:p>4273323</text:p>
          </table:table-cell>
          <table:table-cell table:style-name="Default"/>
          <table:table-cell table:formula="of:=[.D26]+[.D12]" office:value-type="float" office:value="37808343" calcext:value-type="float">
            <text:p>37808343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7]+[.B13]" office:value-type="float" office:value="4084449" calcext:value-type="float">
            <text:p>4084449</text:p>
          </table:table-cell>
          <table:table-cell table:style-name="Default"/>
          <table:table-cell table:formula="of:=[.D27]+[.D13]" office:value-type="float" office:value="19753991" calcext:value-type="float">
            <text:p>19753991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8]+[.B14]" office:value-type="float" office:value="2709952" calcext:value-type="float">
            <text:p>2709952</text:p>
          </table:table-cell>
          <table:table-cell table:style-name="Default"/>
          <table:table-cell table:formula="of:=[.D28]+[.D14]" office:value-type="float" office:value="28506182" calcext:value-type="float">
            <text:p>28506182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29]+[.B15]" office:value-type="float" office:value="2275317" calcext:value-type="float">
            <text:p>2275317</text:p>
          </table:table-cell>
          <table:table-cell table:style-name="Default"/>
          <table:table-cell table:formula="of:=[.D29]+[.D15]" office:value-type="float" office:value="19290877" calcext:value-type="float">
            <text:p>19290877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0]+[.B16]" office:value-type="float" office:value="3457689" calcext:value-type="float">
            <text:p>3457689</text:p>
          </table:table-cell>
          <table:table-cell table:style-name="Default"/>
          <table:table-cell table:formula="of:=[.D30]+[.D16]" office:value-type="float" office:value="15544473" calcext:value-type="float">
            <text:p>15544473</text:p>
          </table:table-cell>
        </table:table-row>
        <table:table-row table:style-name="ro1" table:number-rows-repeated="15">
          <table:table-cell table:number-columns-repeated="2"/>
          <table:table-cell table:style-name="Default"/>
          <table:table-cell/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67" table:default-cell-style-name="Default"/>
        <table:table-column table:style-name="co66" table:number-columns-repeated="4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39490096" calcext:value-type="float">
            <text:p>39490096</text:p>
          </table:table-cell>
          <table:table-cell/>
          <table:table-cell office:value-type="float" office:value="280628695" calcext:value-type="float">
            <text:p>280628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3457689" calcext:value-type="float">
            <text:p>3457689</text:p>
          </table:table-cell>
          <table:table-cell/>
          <table:table-cell office:value-type="float" office:value="15544473" calcext:value-type="float">
            <text:p>15544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672758" calcext:value-type="float">
            <text:p>672758</text:p>
          </table:table-cell>
          <table:table-cell/>
          <table:table-cell office:value-type="float" office:value="3131662" calcext:value-type="float">
            <text:p>313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4084449" calcext:value-type="float">
            <text:p>4084449</text:p>
          </table:table-cell>
          <table:table-cell/>
          <table:table-cell office:value-type="float" office:value="19753991" calcext:value-type="float">
            <text:p>19753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1966771" calcext:value-type="float">
            <text:p>1966771</text:p>
          </table:table-cell>
          <table:table-cell/>
          <table:table-cell office:value-type="float" office:value="10691059" calcext:value-type="float">
            <text:p>1069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643124" calcext:value-type="float">
            <text:p>643124</text:p>
          </table:table-cell>
          <table:table-cell/>
          <table:table-cell office:value-type="float" office:value="3521814" calcext:value-type="float">
            <text:p>352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1175679" calcext:value-type="float">
            <text:p>1175679</text:p>
          </table:table-cell>
          <table:table-cell/>
          <table:table-cell office:value-type="float" office:value="6989984" calcext:value-type="float">
            <text:p>6989984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12000470" calcext:value-type="float">
            <text:p>12000470</text:p>
          </table:table-cell>
          <table:table-cell/>
          <table:table-cell table:formula="of:=SUM([.D2:.D7])" office:value-type="float" office:value="59632983" calcext:value-type="float">
            <text:p>59632983</text:p>
          </table:table-cell>
          <table:table-cell/>
          <table:table-cell table:formula="of:=[.B8]/([.D8]+[.B8])*100" office:value-type="float" office:value="16.7526057971825" calcext:value-type="float">
            <text:p>16.8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5212333" calcext:value-type="float">
            <text:p>5212333</text:p>
          </table:table-cell>
          <table:table-cell/>
          <table:table-cell office:value-type="float" office:value="21963827" calcext:value-type="float">
            <text:p>2196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5204787" calcext:value-type="float">
            <text:p>5204787</text:p>
          </table:table-cell>
          <table:table-cell/>
          <table:table-cell office:value-type="float" office:value="39541141" calcext:value-type="float">
            <text:p>3954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4228163" calcext:value-type="float">
            <text:p>4228163</text:p>
          </table:table-cell>
          <table:table-cell/>
          <table:table-cell office:value-type="float" office:value="37043278" calcext:value-type="float">
            <text:p>3704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3585751" calcext:value-type="float">
            <text:p>3585751</text:p>
          </table:table-cell>
          <table:table-cell/>
          <table:table-cell office:value-type="float" office:value="36842064" calcext:value-type="float">
            <text:p>3684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4273323" calcext:value-type="float">
            <text:p>4273323</text:p>
          </table:table-cell>
          <table:table-cell/>
          <table:table-cell office:value-type="float" office:value="37808343" calcext:value-type="float">
            <text:p>37808343</text:p>
          </table:table-cell>
          <table:table-cell table:number-columns-repeated="2"/>
        </table:table-row>
        <table:table-row table:style-name="ro1">
          <table:table-cell/>
          <table:table-cell table:formula="of:=SUM([.B8:.B13])" office:value-type="float" office:value="34504827" calcext:value-type="float">
            <text:p>34504827</text:p>
          </table:table-cell>
          <table:table-cell/>
          <table:table-cell table:formula="of:=SUM([.D8:.D13])" office:value-type="float" office:value="232831636" calcext:value-type="float">
            <text:p>232831636</text:p>
          </table:table-cell>
          <table:table-cell/>
          <table:table-cell table:formula="of:=[.B14]/([.D14]+[.B14])*100" office:value-type="float" office:value="12.9068914179507" calcext:value-type="float">
            <text:p>12.9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2709952" calcext:value-type="float">
            <text:p>2709952</text:p>
          </table:table-cell>
          <table:table-cell/>
          <table:table-cell office:value-type="float" office:value="28506182" calcext:value-type="float">
            <text:p>28506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2275317" calcext:value-type="float">
            <text:p>2275317</text:p>
          </table:table-cell>
          <table:table-cell/>
          <table:table-cell office:value-type="float" office:value="19290877" calcext:value-type="float">
            <text:p>19290877</text:p>
          </table:table-cell>
          <table:table-cell table:number-columns-repeated="2"/>
        </table:table-row>
        <table:table-row table:style-name="ro1">
          <table:table-cell/>
          <table:table-cell table:formula="of:=[.B16]+[.B15]" office:value-type="float" office:value="4985269" calcext:value-type="float">
            <text:p>4985269</text:p>
          </table:table-cell>
          <table:table-cell/>
          <table:table-cell table:formula="of:=[.D16]+[.D15]" office:value-type="float" office:value="47797059" calcext:value-type="float">
            <text:p>47797059</text:p>
          </table:table-cell>
          <table:table-cell/>
          <table:table-cell table:formula="of:=[.B17]/([.D17]+[.B17])*100" office:value-type="float" office:value="9.44495854748961" calcext:value-type="float">
            <text:p>9.4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D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1:02:33.146648990</dc:date>
    <meta:editing-duration>PT11M37S</meta:editing-duration>
    <meta:editing-cycles>3</meta:editing-cycles>
    <meta:generator>LibreOffice/6.4.6.2$Linux_X86_64 LibreOffice_project/40$Build-2</meta:generator>
    <meta:document-statistic meta:table-count="3" meta:cell-count="573" meta:object-count="0"/>
  </office:meta>
</office:document-meta>
</file>